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1d64f9"/>
    </style:style>
    <style:style style:name="P2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64f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pt" fo:country="BR" officeooo:rsid="001aff17" officeooo:paragraph-rsid="001d64f9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1f50af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d8b56" officeooo:paragraph-rsid="001d64f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1d64f9" style:font-size-asian="12pt" style:font-weight-asian="normal" style:font-size-complex="12pt" style:font-weight-complex="normal"/>
    </style:style>
    <style:style style:name="P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1f50af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1f50af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1f50af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font-weight="bold" officeooo:paragraph-rsid="001f50af" style:font-size-asian="5.25pt" style:font-weight-asian="bold" style:font-size-complex="6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P1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1f50af" style:font-size-asian="12pt" style:font-weight-asian="normal" style:font-size-complex="12pt" style:font-weight-complex="normal"/>
    </style:style>
    <style:style style:name="P15" style:family="paragraph" style:parent-style-name="Footer">
      <style:paragraph-properties fo:line-height="115%" fo:text-align="center" style:justify-single-word="false"/>
      <style:text-properties fo:font-size="12pt" officeooo:paragraph-rsid="001f50af" style:font-size-asian="12pt" style:font-size-complex="12pt"/>
    </style:style>
    <style:style style:name="P1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1f50af"/>
    </style:style>
    <style:style style:name="P17" style:family="paragraph" style:parent-style-name="Standard">
      <style:paragraph-properties fo:margin-left="3.752cm" fo:margin-right="0cm" fo:line-height="150%" fo:text-align="center" style:justify-single-word="false" fo:text-indent="0cm" style:auto-text-indent="false"/>
      <style:text-properties fo:font-size="12pt" fo:language="pt" fo:country="BR" fo:font-weight="normal" officeooo:rsid="001f7d39" officeooo:paragraph-rsid="001f50af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text-align="end" style:justify-single-word="false"/>
      <style:text-properties fo:font-size="2pt" fo:language="pt" fo:country="BR" officeooo:paragraph-rsid="001f9885" style:font-size-asian="1.75pt" style:font-size-complex="2pt"/>
    </style:style>
    <style:style style:name="P19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1f9885" officeooo:paragraph-rsid="001f98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Standard">
      <style:text-properties fo:color="#5983b0" style:font-name="Times New Roman" fo:font-size="12pt" fo:language="pt" fo:country="BR" fo:font-weight="bold" officeooo:rsid="001f50af" officeooo:paragraph-rsid="001f9885" style:font-name-asian="Calibri1" style:font-size-asian="12pt" style:font-weight-asian="bold" style:font-name-complex="Times New Roman2" style:font-size-complex="12pt"/>
    </style:style>
    <style:style style:name="P21" style:family="paragraph" style:parent-style-name="Standard">
      <style:text-properties officeooo:paragraph-rsid="001f9885"/>
    </style:style>
    <style:style style:name="P22" style:family="paragraph" style:parent-style-name="Table_20_Contents">
      <style:text-properties fo:language="pt" fo:country="BR" officeooo:paragraph-rsid="001f9885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01ae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95de7" style:font-weight-asian="bold" style:font-weight-complex="bold"/>
    </style:style>
    <style:style style:name="T10" style:family="text">
      <style:text-properties fo:font-size="12pt" officeooo:rsid="001aff17" style:font-size-asian="12pt" style:font-size-complex="12pt"/>
    </style:style>
    <style:style style:name="T11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f50af" style:font-size-asian="12pt" style:font-weight-asian="normal" style:font-size-complex="12pt" style:font-weight-complex="normal"/>
    </style:style>
    <style:style style:name="T15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6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24771_4045591709"/><text:bookmark text:name="__DdeLink__15796_2961362892"/><text:bookmark text:name="__DdeLink__6415_4045591709"/><text:placeholder text:placeholder-type="text">&lt;for each="student in (student or '')"&gt;</text:placeholder><text:bookmark-start text:name="__DdeLink__1790_3846985925"/></text:p>
      <text:p text:style-name="P4"><text:bookmark text:name="__DdeLink__7933_798074146"/><text:bookmark-end text:name="__DdeLink__1790_3846985925"/><text:span text:style-name="T15"><text:placeholder text:placeholder-type="text" text:description="Nome">&lt;student.party.name&gt;</text:placeholder></text:span><text:span text:style-name="T12">, portador do B.I nº </text:span><text:bookmark-start text:name="__DdeLink__1399_2702996517"/><text:span text:style-name="T11"><text:placeholder text:placeholder-type="text">&lt;if test="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2"><text:placeholder text:placeholder-type="text" text:description="Nome">&lt;student.party.bi_number&gt;</text:placeholder></text:span><text:bookmark-end text:name="__DdeLink__4841_2702996517"/><text:bookmark-end text:name="__DdeLink__4831_2702996517"/><text:bookmark-end text:name="__DdeLink__1399_27029965171"/><text:span text:style-name="T11"><text:placeholder text:placeholder-type="text">&lt;/if&gt;</text:placeholder></text:span><text:bookmark-end text:name="__DdeLink__1399_2702996517"/><text:span text:style-name="T12">, <text:s/></text:span><text:span text:style-name="T13">filho(a) de </text:span><text:bookmark-start text:name="__DdeLink__1404_2702996517"/><text:span text:style-name="T11"><text:placeholder text:placeholder-type="text">&lt;if test="student.party.father"&gt;</text:placeholder></text:span><text:bookmark-start text:name="__DdeLink__1404_27029965171"/><text:bookmark text:name="__DdeLink__1349_38469859253211"/><text:span text:style-name="T12"><text:placeholder text:placeholder-type="text" text:description="Nome">&lt;student.party.father.name&gt;</text:placeholder></text:span><text:bookmark-end text:name="__DdeLink__1404_27029965171"/><text:span text:style-name="T11"><text:placeholder text:placeholder-type="text">&lt;/if&gt;</text:placeholder></text:span><text:bookmark-end text:name="__DdeLink__1404_2702996517"/><text:span text:style-name="T12"><text:s/></text:span><text:span text:style-name="T13">e de </text:span><text:span text:style-name="T11"><text:placeholder text:placeholder-type="text">&lt;if test="student.party.mother"&gt;</text:placeholder></text:span><text:bookmark text:name="__DdeLink__1349_38469859253212"/><text:span text:style-name="T12"><text:placeholder text:placeholder-type="text" text:description="Nome">&lt;student.party.mother.name&gt;</text:placeholder></text:span><text:span text:style-name="T11"><text:placeholder text:placeholder-type="text">&lt;/if&gt;</text:placeholder></text:span><text:span text:style-name="T13">, </text:span><text:span text:style-name="T14">nascido aos </text:span><text:span text:style-name="T11"><text:placeholder text:placeholder-type="text">&lt;if test="student.party.date_birth"&gt;</text:placeholder></text:span><text:bookmark text:name="__DdeLink__1349_3846985925321211"/><text:span text:style-name="T12"><text:placeholder text:placeholder-type="text" text:description="Nome">&lt;student.party.date_birth&gt;</text:placeholder></text:span><text:span text:style-name="T11"><text:placeholder text:placeholder-type="text">&lt;/if&gt;</text:placeholder></text:span><text:span text:style-name="T14"><text:s/></text:span><text:span text:style-name="T13"><text:s/></text:span><text:span text:style-name="T14">do gênero </text:span><text:span text:style-name="T11"><text:placeholder text:placeholder-type="text">&lt;if test="student.party.gender"&gt;</text:placeholder></text:span><text:bookmark text:name="__DdeLink__1349_384698592532121"/><text:span text:style-name="T12"><text:placeholder text:placeholder-type="text" text:description="Nome">&lt;student.party.gender&gt;</text:placeholder></text:span><text:span text:style-name="T11"><text:placeholder text:placeholder-type="text">&lt;/if&gt;</text:placeholder></text:span><text:span text:style-name="T13">, </text:span><text:span text:style-name="T14">estado civil </text:span><text:span text:style-name="T11"><text:placeholder text:placeholder-type="text">&lt;if test="student.party.marital_status"&gt;</text:placeholder></text:span><text:bookmark text:name="__DdeLink__1349_384698592532122"/><text:span text:style-name="T12"><text:placeholder text:placeholder-type="text" text:description="Nome">&lt;student.party.marital_status&gt;</text:placeholder></text:span><text:span text:style-name="T11"><text:placeholder text:placeholder-type="text">&lt;/if&gt;</text:placeholder></text:span><text:span text:style-name="T10">.</text:span></text:p>
      <text:p text:style-name="P5"/>
      <text:p text:style-name="P5"/>
      <text:p text:style-name="P14"/>
      <text:p text:style-name="P15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6"><text:tab/></text:p>
      <text:p text:style-name="P17"/>
      <text:p text:style-name="P2"><text:span text:style-name="T7">Documento </text:span><text:bookmark-start text:name="__DdeLink__1831_38469859251"/><text:span text:style-name="T7">g</text:span><text:bookmark-end text:name="__DdeLink__1831_38469859251"/><text:span text:style-name="T8">erado </text:span><text:span text:style-name="T9">a</text:span><text:span text:style-name="T6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3"/>
      <text:p text:style-name="P6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1f9885"/>
    </style:style>
    <style:style style:name="MP2" style:family="paragraph" style:parent-style-name="Table_20_Contents">
      <style:text-properties fo:language="pt" fo:country="BR" officeooo:paragraph-rsid="001f9885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1f9885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1f9885" officeooo:paragraph-rsid="001f98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FICHA DO DISCENTE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4-08-08T21:32:14.791082204</dc:date>
    <meta:editing-duration>PT23M1S</meta:editing-duration>
    <meta:editing-cycles>7</meta:editing-cycles>
    <meta:generator>LibreOffice/6.4.7.2$Linux_X86_64 LibreOffice_project/40$Build-2</meta:generator>
    <meta:document-statistic meta:table-count="1" meta:image-count="1" meta:object-count="0" meta:page-count="1" meta:paragraph-count="7" meta:word-count="45" meta:character-count="673" meta:non-whitespace-character-count="631"/>
  </office:meta>
</office:document-meta>
</file>